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465in"/>
    </style:style>
    <style:style style:name="Table1.B" style:family="table-column">
      <style:table-column-properties style:column-width="2.1972in"/>
    </style:style>
    <style:style style:name="Table1.C" style:family="table-column">
      <style:table-column-properties style:column-width="1.7521in"/>
    </style:style>
    <style:style style:name="Table1.D" style:family="table-column">
      <style:table-column-properties style:column-width="1.6292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0829f0" style:font-weight-asian="bold"/>
    </style:style>
    <style:style style:name="P3" style:family="paragraph" style:parent-style-name="Standard">
      <style:text-properties fo:font-weight="bold" officeooo:paragraph-rsid="000829f0" style:font-weight-asian="bold" style:font-weight-complex="bold"/>
    </style:style>
    <style:style style:name="P4" style:family="paragraph" style:parent-style-name="Standard">
      <style:text-properties officeooo:paragraph-rsid="000829f0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>
      <style:paragraph-properties fo:text-align="center" style:justify-single-word="false"/>
      <style:text-properties officeooo:paragraph-rsid="0021240b"/>
    </style:style>
    <style:style style:name="P7" style:family="paragraph" style:parent-style-name="Table_20_Contents">
      <style:text-properties officeooo:paragraph-rsid="0028b820"/>
    </style:style>
    <style:style style:name="P8" style:family="paragraph" style:parent-style-name="Text_20_body">
      <style:paragraph-properties fo:margin-top="0in" fo:margin-bottom="0in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in" fo:margin-bottom="0in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34383" style:font-size-asian="12pt" style:font-size-complex="12pt"/>
    </style:style>
    <style:style style:name="T6" style:family="text">
      <style:text-properties fo:font-size="12pt" officeooo:rsid="0019d3d4" style:font-size-asian="12pt" style:font-size-complex="12pt"/>
    </style:style>
    <style:style style:name="T7" style:family="text">
      <style:text-properties fo:font-size="12pt" officeooo:rsid="00233f02" style:font-size-asian="12pt" style:font-size-complex="12pt"/>
    </style:style>
    <style:style style:name="T8" style:family="text">
      <style:text-properties fo:font-size="12pt" officeooo:rsid="00252f5c" style:font-size-asian="12pt" style:font-size-complex="12pt"/>
    </style:style>
    <style:style style:name="T9" style:family="text">
      <style:text-properties fo:font-size="12pt" officeooo:rsid="00277bc3" style:font-size-asian="12pt" style:font-size-complex="12pt"/>
    </style:style>
    <style:style style:name="T10" style:family="text">
      <style:text-properties fo:font-size="12pt" officeooo:rsid="0028b820" style:font-size-asian="12pt" style:font-size-complex="12pt"/>
    </style:style>
    <style:style style:name="T11" style:family="text">
      <style:text-properties officeooo:rsid="0010d0c6"/>
    </style:style>
    <style:style style:name="T12" style:family="text">
      <style:text-properties officeooo:rsid="001391b1"/>
    </style:style>
    <style:style style:name="T13" style:family="text">
      <style:text-properties officeooo:rsid="001cc876"/>
    </style:style>
    <style:style style:name="T14" style:family="text">
      <style:text-properties officeooo:rsid="00252f5c"/>
    </style:style>
    <style:style style:name="T15" style:family="text">
      <style:text-properties officeooo:rsid="0028b820"/>
    </style:style>
    <style:style style:name="T16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4"><text:span text:style-name="T1">Materia: <text:tab/><text:tab/>T</text:span><text:span text:style-name="T2">erminología Especializada en Documentos de Tecnología e Ingeniería</text:span></text:p>
      <text:p text:style-name="P3">Curso:<text:tab/><text:tab/><text:tab/>IT062<text:span text:style-name="T11">7</text:span></text:p>
      <text:p text:style-name="P4"><text:span text:style-name="T1">Licenciatura: <text:tab/>I</text:span><text:span text:style-name="T2">nterpretación y Traduccíón</text:span></text:p>
      <text:p text:style-name="P2">Horario:<text:tab/><text:tab/>Jueves 16:00 – 19:00</text:p>
      <text:p text:style-name="P2">Grupo:<text:tab/><text:tab/>6A<text:span text:style-name="T13">2</text:span></text:p>
      <text:p text:style-name="P2"/>
      <text:p text:style-name="P6"><text:span text:style-name="Strong_20_Emphasis"><text:span text:style-name="T3">HW_</text:span></text:span><text:span text:style-name="Strong_20_Emphasis"><text:span text:style-name="T5">0</text:span></text:span><text:span text:style-name="Strong_20_Emphasis"><text:span text:style-name="T9">7</text:span></text:span><text:span text:style-name="Strong_20_Emphasis"><text:span text:style-name="T6">.1 </text:span></text:span><text:span text:style-name="Strong_20_Emphasis"><text:span text:style-name="T3"><text:s/></text:span></text:span><text:span text:style-name="Strong_20_Emphasis"><text:span text:style-name="T10">Information Theory </text:span></text:span><text:span text:style-name="Strong_20_Emphasis"><text:span text:style-name="T3">Rubric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917956">
          <text:section text:style-name="Sect1" text:name="md-content-216499311">
            <text:p text:style-name="Standard"><text:span text:style-name="Strong_20_Emphasis"/></text:p>
            <text:section text:style-name="Sect1" text:name="md-content-253960772">
              <text:section text:style-name="Sect1" text:name="md-content-275392250">
                <text:section text:style-name="Sect1" text:name="md-content-283075278">
                  <table:table table:name="Table1" table:style-name="Table1">
                    <table:table-column table:style-name="Table1.A"/>
                    <table:table-column table:style-name="Table1.B"/>
                    <table:table-column table:style-name="Table1.C"/>
                    <table:table-column table:style-name="Table1.D"/>
                    <table:table-header-rows>
                      <table:table-row>
                        <table:table-cell table:style-name="Table1.A1" office:value-type="string">
                          <text:p text:style-name="Table_20_Heading">Criteria</text:p>
                        </table:table-cell>
                        <table:table-cell table:style-name="Table1.A1" office:value-type="string">
                          <text:p text:style-name="Table_20_Heading">3 Points</text:p>
                        </table:table-cell>
                        <table:table-cell table:style-name="Table1.A1" office:value-type="string">
                          <text:p text:style-name="Table_20_Heading">2 Points</text:p>
                        </table:table-cell>
                        <table:table-cell table:style-name="Table1.A1" office:value-type="string">
                          <text:p text:style-name="Table_20_Heading">1 Point</text:p>
                        </table:table-cell>
                      </table:table-row>
                    </table:table-header-rows>
                    <table:table-row>
                      <table:table-cell table:style-name="Table1.A1" office:value-type="string">
                        <text:p text:style-name="Table_20_Contents"><text:span text:style-name="Strong_20_Emphasis"><text:span text:style-name="T15">Summary /</text:span></text:span><text:span text:style-name="Strong_20_Emphasis"> Reading Comprehension</text:span></text:p>
                        <text:p text:style-name="P7"><text:span text:style-name="Strong_20_Emphasis"><text:span text:style-name="T15">(Task 1)</text:span></text:span></text:p>
                      </table:table-cell>
                      <table:table-cell table:style-name="Table1.A1" office:value-type="string">
                        <text:p text:style-name="Table_20_Contents">Provides a comprehensive, well-structured summary of both MacKay excerpts with clear main ideas, demonstrating deep understanding and critical analysis</text:p>
                      </table:table-cell>
                      <table:table-cell table:style-name="Table1.A1" office:value-type="string">
                        <text:p text:style-name="Table_20_Contents">Offers a basic summary of the excerpts with some key points, but lacks depth or comprehensive insight</text:p>
                      </table:table-cell>
                      <table:table-cell table:style-name="Table1.A1" office:value-type="string">
                        <text:p text:style-name="Table_20_Contents">Minimal or superficial summary that fails to capture the core concepts of the texts</text:p>
                      </table:table-cell>
                    </table:table-row>
                    <table:table-row>
                      <table:table-cell table:style-name="Table1.A1" office:value-type="string">
                        <text:p text:style-name="Table_20_Contents"><text:span text:style-name="Strong_20_Emphasis">Terminology Translation</text:span></text:p>
                        <text:p text:style-name="P7"><text:span text:style-name="Strong_20_Emphasis"><text:span text:style-name="T15">(Task 2)</text:span></text:span></text:p>
                      </table:table-cell>
                      <table:table-cell table:style-name="Table1.A1" office:value-type="string">
                        <text:p text:style-name="Table_20_Contents">Accurately defines all 64 terms in both English and Spanish, showing precise understanding and linguistic precision</text:p>
                      </table:table-cell>
                      <table:table-cell table:style-name="Table1.A1" office:value-type="string">
                        <text:p text:style-name="Table_20_Contents">Defines most terms correctly, with minor inaccuracies or incomplete translations</text:p>
                      </table:table-cell>
                      <table:table-cell table:style-name="Table1.A1" office:value-type="string">
                        <text:p text:style-name="Table_20_Contents">Provides limited or incorrect definitions across multiple terms</text:p>
                      </table:table-cell>
                    </table:table-row>
                    <table:table-row>
                      <table:table-cell table:style-name="Table1.A1" office:value-type="string">
                        <text:p text:style-name="Table_20_Contents"><text:span text:style-name="Strong_20_Emphasis"><text:span text:style-name="T15">Writing Quality,</text:span></text:span><text:span text:style-name="Strong_20_Emphasis"> Accuracy, </text:span><text:span text:style-name="Strong_20_Emphasis"><text:span text:style-name="T15">and Presentation</text:span></text:span></text:p>
                      </table:table-cell>
                      <table:table-cell table:style-name="Table1.A1" office:value-type="string">
                        <text:p text:style-name="Table_20_Contents">Exhibits exceptional technical accuracy in scientific and mathematical terminology, showing deep understanding of information theory concepts</text:p>
                      </table:table-cell>
                      <table:table-cell table:style-name="Table1.A1" office:value-type="string">
                        <text:p text:style-name="Table_20_Contents">Displays general technical understanding with some minor inaccuracies</text:p>
                      </table:table-cell>
                      <table:table-cell table:style-name="Table1.A1" office:value-type="string">
                        <text:p text:style-name="Table_20_Contents">Shows significant gaps in technical understanding and precise terminology</text:p>
                      </table:table-cell>
                    </table:table-row>
                  </table:table>
                  <text:p text:style-name="Text_20_body"/>
                </text:section>
              </text:section>
            </text:section>
          </text:section>
          <text:p text:style-name="Text_20_body"><text:span text:style-name="Strong_20_Emphasis">A</text:span><text:span text:style-name="Strong_20_Emphasis"><text:span text:style-name="T12">ssignment</text:span></text:span></text:p>
          <text:p text:style-name="P5">HW_07.1<text:tab/>[Due: 27 Mar 2025]</text:p>
          <text:p text:style-name="P5">The standard format applies ONLY to Task 1.</text:p>
          <text:p text:style-name="P5">--- Task 1</text:p>
          <text:p text:style-name="P5">Read the following two excerpts from Sir David MacKay's, "Information Theory, Inference, Learning Algorithms," </text:p>
          <text:p text:style-name="P5"><text:tab/>i) <text:s/>MacKay_Sex.pdf</text:p>
          <text:p text:style-name="P5"><text:tab/>ii) MacKay_CodeBreaking.pdf</text:p>
          <text:p text:style-name="P5">Do your best to get the gist (main ideas) of each excerpt and write a summary of each excerpt in English. </text:p>
          <text:p text:style-name="P5"/>
          <text:p text:style-name="P5">--- Task 2</text:p>
          <text:p text:style-name="P5">Define the following terms in both English and Spanish. Add any new words to your dictionary.</text:p>
          <text:p text:style-name="P5"><text:soft-page-break/>TERMS (64)</text:p>
          <text:p text:style-name="P5"><text:tab/>allele</text:p>
          <text:p text:style-name="P5"><text:tab/>alpha, beta, gamma, delta</text:p>
          <text:p text:style-name="P5"><text:tab/>asexual reproduction</text:p>
          <text:p text:style-name="P5"><text:tab/>asymmetrical</text:p>
          <text:p text:style-name="P5"><text:tab/>Bayesian statistics</text:p>
          <text:p text:style-name="P5"><text:tab/>bigram</text:p>
          <text:p text:style-name="P5"><text:tab/>binary</text:p>
          <text:p text:style-name="P5"><text:tab/>camouflaged</text:p>
          <text:p text:style-name="P5"><text:tab/>catalyst</text:p>
          <text:p text:style-name="P5"><text:tab/>code breaking</text:p>
          <text:p text:style-name="P5"><text:tab/>collating</text:p>
          <text:p text:style-name="P5"><text:tab/>conjecture</text:p>
          <text:p text:style-name="P5"><text:tab/>constraint</text:p>
          <text:p text:style-name="P5"><text:tab/>crossover</text:p>
          <text:p text:style-name="P5"><text:tab/>cypher</text:p>
          <text:p text:style-name="P5"><text:tab/>deleterious</text:p>
          <text:p text:style-name="P5"><text:tab/>deterministic</text:p>
          <text:p text:style-name="P5"><text:tab/>differential</text:p>
          <text:p text:style-name="P5"><text:tab/>diploid</text:p>
          <text:p text:style-name="P5"><text:tab/>Dirichlet process</text:p>
          <text:p text:style-name="P5"><text:tab/>discernible</text:p>
          <text:p text:style-name="P5"><text:tab/>DNA</text:p>
          <text:p text:style-name="P5"><text:tab/>ecosystem</text:p>
          <text:p text:style-name="P5"><text:tab/>empirical</text:p>
          <text:p text:style-name="P5"><text:tab/>emulate</text:p>
          <text:p text:style-name="P5"><text:tab/>enzymatic</text:p>
          <text:p text:style-name="P5"><text:tab/>eugenic</text:p>
          <text:p text:style-name="P5"><text:tab/>false-negative</text:p>
          <text:p text:style-name="P5"><text:tab/>false-positive</text:p>
          <text:p text:style-name="P5"><text:tab/>fitness (evolution)</text:p>
          <text:p text:style-name="P5"><text:tab/>Gaussian distribution</text:p>
          <text:p text:style-name="P5"><text:tab/>genome</text:p>
          <text:p text:style-name="P5"><text:tab/>genotype</text:p>
          <text:p text:style-name="P5"><text:tab/>haploid</text:p>
          <text:p text:style-name="P5"><text:tab/>histogram</text:p>
          <text:p text:style-name="P5"><text:tab/>homogeneous</text:p>
          <text:p text:style-name="P5"><text:tab/>logarithm</text:p>
          <text:p text:style-name="P5"><text:tab/>Mandelbrot set</text:p>
          <text:p text:style-name="P5"><text:tab/>mutation</text:p>
          <text:p text:style-name="P5"><text:tab/>nonlinear</text:p>
          <text:p text:style-name="P5"><text:soft-page-break/><text:tab/>nucleotide</text:p>
          <text:p text:style-name="P5"><text:tab/>parameter</text:p>
          <text:p text:style-name="P5"><text:tab/>parthenogenesis</text:p>
          <text:p text:style-name="P5"><text:tab/>permutation</text:p>
          <text:p text:style-name="P5"><text:tab/>phenotype</text:p>
          <text:p text:style-name="P5"><text:tab/>precursor</text:p>
          <text:p text:style-name="P5"><text:tab/>probability</text:p>
          <text:p text:style-name="P5"><text:tab/>probability distribution</text:p>
          <text:p text:style-name="P5"><text:tab/>progeny</text:p>
          <text:p text:style-name="P5"><text:tab/>qualitative</text:p>
          <text:p text:style-name="P5"><text:tab/>quantitative</text:p>
          <text:p text:style-name="P5"><text:tab/>quantized</text:p>
          <text:p text:style-name="P5"><text:tab/>recombination (genetics)</text:p>
          <text:p text:style-name="P5"><text:tab/>self-replicating</text:p>
          <text:p text:style-name="P5"><text:tab/>sexual reproduction</text:p>
          <text:p text:style-name="P5"><text:tab/>spurious</text:p>
          <text:p text:style-name="P5"><text:tab/>statistics</text:p>
          <text:p text:style-name="P5"><text:tab/>symmetry</text:p>
          <text:p text:style-name="P5"><text:tab/>synchronized</text:p>
          <text:p text:style-name="P5"><text:tab/>transcription (genetics)</text:p>
          <text:p text:style-name="P5"><text:tab/>translation (genetics)</text:p>
          <text:p text:style-name="P5"><text:tab/>trigram</text:p>
          <text:p text:style-name="P5"><text:tab/>unicellular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1T10:07:30.844959785</dc:date>
    <meta:editing-duration>PT1H22M33S</meta:editing-duration>
    <meta:editing-cycles>39</meta:editing-cycles>
    <meta:generator>LibreOffice/7.3.7.2$Linux_X86_64 LibreOffice_project/30$Build-2</meta:generator>
    <meta:document-statistic meta:table-count="1" meta:image-count="1" meta:object-count="0" meta:page-count="3" meta:paragraph-count="100" meta:word-count="330" meta:character-count="2558" meta:non-whitespace-character-count="2247"/>
  </office:meta>
</office:document-meta>
</file>